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shapes>
          <draw:frame draw:z-index="0" draw:style-name="gr1" draw:text-style-name="P1" svg:width="20cm" svg:height="11.25cm" svg:x="0cm" svg:y="6.502cm">
            <draw:object draw:notify-on-update-of-ranges="geral.E10:geral.E13 geral.B2:geral.B5 geral.E2:geral.E5 geral.B6:geral.B9 geral.E6:geral.E9 geral.B10:geral.B13 geral.E10:geral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celeração</text:p>
          </table:table-cell>
          <table:table-cell office:value-type="string" calcext:value-type="string">
            <text:p>Eficien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1" calcext:value-type="float">
            <text:p>1</text:p>
          </table:table-cell>
          <table:table-cell table:formula="of:=[$resultados.A$3]" office:value-type="float" office:value="5.92485366666667" calcext:value-type="float">
            <text:p>5,92485366666667</text:p>
          </table:table-cell>
          <table:table-cell table:formula="of:=[$resultados.D3]" office:value-type="float" office:value="5.85878666666667" calcext:value-type="float">
            <text:p>5,85878666666667</text:p>
          </table:table-cell>
          <table:table-cell table:formula="of:=[.C2]/[.D2]" office:value-type="float" office:value="1.01127656693422" calcext:value-type="float">
            <text:p>1,01127656693422</text:p>
          </table:table-cell>
          <table:table-cell table:formula="of:=[.E2]/[.B2]" office:value-type="float" office:value="1.01127656693422" calcext:value-type="float">
            <text:p>1,0112765669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2" calcext:value-type="float">
            <text:p>2</text:p>
          </table:table-cell>
          <table:table-cell table:formula="of:=[$resultados.A$3]" office:value-type="float" office:value="5.92485366666667" calcext:value-type="float">
            <text:p>5,92485366666667</text:p>
          </table:table-cell>
          <table:table-cell table:formula="of:=[$resultados.D4]" office:value-type="float" office:value="2.917244" calcext:value-type="float">
            <text:p>2,917244</text:p>
          </table:table-cell>
          <table:table-cell table:formula="of:=[.C3]/[.D3]" office:value-type="float" office:value="2.03097638273201" calcext:value-type="float">
            <text:p>2,03097638273201</text:p>
          </table:table-cell>
          <table:table-cell table:formula="of:=[.E3]/[.B3]" office:value-type="float" office:value="1.01548819136601" calcext:value-type="float">
            <text:p>1,01548819136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4" calcext:value-type="float">
            <text:p>4</text:p>
          </table:table-cell>
          <table:table-cell table:formula="of:=[$resultados.A$3]" office:value-type="float" office:value="5.92485366666667" calcext:value-type="float">
            <text:p>5,92485366666667</text:p>
          </table:table-cell>
          <table:table-cell table:formula="of:=[$resultados.D5]" office:value-type="float" office:value="1.64591533333333" calcext:value-type="float">
            <text:p>1,64591533333333</text:p>
          </table:table-cell>
          <table:table-cell table:formula="of:=[.C4]/[.D4]" office:value-type="float" office:value="3.59973173994774" calcext:value-type="float">
            <text:p>3,59973173994774</text:p>
          </table:table-cell>
          <table:table-cell table:formula="of:=[.E4]/[.B4]" office:value-type="float" office:value="0.899932934986935" calcext:value-type="float">
            <text:p>0,899932934986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8" calcext:value-type="float">
            <text:p>8</text:p>
          </table:table-cell>
          <table:table-cell table:formula="of:=[$resultados.A$3]" office:value-type="float" office:value="5.92485366666667" calcext:value-type="float">
            <text:p>5,92485366666667</text:p>
          </table:table-cell>
          <table:table-cell table:formula="of:=[$resultados.D6]" office:value-type="float" office:value="1.68513833333333" calcext:value-type="float">
            <text:p>1,68513833333333</text:p>
          </table:table-cell>
          <table:table-cell table:formula="of:=[.C5]/[.D5]" office:value-type="float" office:value="3.51594498176708" calcext:value-type="float">
            <text:p>3,51594498176708</text:p>
          </table:table-cell>
          <table:table-cell table:formula="of:=[.E5]/[.B5]" office:value-type="float" office:value="0.439493122720884" calcext:value-type="float">
            <text:p>0,439493122720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" calcext:value-type="float">
            <text:p>1</text:p>
          </table:table-cell>
          <table:table-cell table:formula="of:=[$resultados.A$4]" office:value-type="float" office:value="51.7288366666667" calcext:value-type="float">
            <text:p>51,7288366666667</text:p>
          </table:table-cell>
          <table:table-cell table:formula="of:=[$resultados.D7]" office:value-type="float" office:value="50.9019926666667" calcext:value-type="float">
            <text:p>50,9019926666667</text:p>
          </table:table-cell>
          <table:table-cell table:formula="of:=[.C6]/[.D6]" office:value-type="float" office:value="1.01624384344665" calcext:value-type="float">
            <text:p>1,01624384344665</text:p>
          </table:table-cell>
          <table:table-cell table:formula="of:=[.E6]/[.B6]" office:value-type="float" office:value="1.01624384344665" calcext:value-type="float">
            <text:p>1,0162438434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" calcext:value-type="float">
            <text:p>2</text:p>
          </table:table-cell>
          <table:table-cell table:formula="of:=[$resultados.A$4]" office:value-type="float" office:value="51.7288366666667" calcext:value-type="float">
            <text:p>51,7288366666667</text:p>
          </table:table-cell>
          <table:table-cell table:formula="of:=[$resultados.D8]" office:value-type="float" office:value="25.416305" calcext:value-type="float">
            <text:p>25,416305</text:p>
          </table:table-cell>
          <table:table-cell table:formula="of:=[.C7]/[.D7]" office:value-type="float" office:value="2.03526187880837" calcext:value-type="float">
            <text:p>2,03526187880837</text:p>
          </table:table-cell>
          <table:table-cell table:formula="of:=[.E7]/[.B7]" office:value-type="float" office:value="1.01763093940419" calcext:value-type="float">
            <text:p>1,01763093940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4" calcext:value-type="float">
            <text:p>4</text:p>
          </table:table-cell>
          <table:table-cell table:formula="of:=[$resultados.A$4]" office:value-type="float" office:value="51.7288366666667" calcext:value-type="float">
            <text:p>51,7288366666667</text:p>
          </table:table-cell>
          <table:table-cell table:formula="of:=[$resultados.D9]" office:value-type="float" office:value="15.084365" calcext:value-type="float">
            <text:p>15,084365</text:p>
          </table:table-cell>
          <table:table-cell table:formula="of:=[.C8]/[.D8]" office:value-type="float" office:value="3.42930157594746" calcext:value-type="float">
            <text:p>3,42930157594746</text:p>
          </table:table-cell>
          <table:table-cell table:formula="of:=[.E8]/[.B8]" office:value-type="float" office:value="0.857325393986864" calcext:value-type="float">
            <text:p>0,857325393986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8" calcext:value-type="float">
            <text:p>8</text:p>
          </table:table-cell>
          <table:table-cell table:formula="of:=[$resultados.A$4]" office:value-type="float" office:value="51.7288366666667" calcext:value-type="float">
            <text:p>51,7288366666667</text:p>
          </table:table-cell>
          <table:table-cell table:formula="of:=[$resultados.D10]" office:value-type="float" office:value="15.20503" calcext:value-type="float">
            <text:p>15,20503</text:p>
          </table:table-cell>
          <table:table-cell table:formula="of:=[.C9]/[.D9]" office:value-type="float" office:value="3.40208711634681" calcext:value-type="float">
            <text:p>3,40208711634681</text:p>
          </table:table-cell>
          <table:table-cell table:formula="of:=[.E9]/[.B9]" office:value-type="float" office:value="0.425260889543351" calcext:value-type="float">
            <text:p>0,425260889543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" calcext:value-type="float">
            <text:p>1</text:p>
          </table:table-cell>
          <table:table-cell table:formula="of:=[$resultados.A$5]" office:value-type="float" office:value="419.138177333333" calcext:value-type="float">
            <text:p>419,138177333333</text:p>
          </table:table-cell>
          <table:table-cell table:formula="of:=[$resultados.D11]" office:value-type="float" office:value="414.721409333333" calcext:value-type="float">
            <text:p>414,721409333333</text:p>
          </table:table-cell>
          <table:table-cell table:formula="of:=[.C10]/[.D10]" office:value-type="float" office:value="1.01064996380848" calcext:value-type="float">
            <text:p>1,01064996380848</text:p>
          </table:table-cell>
          <table:table-cell table:formula="of:=[.E10]/[.B10]" office:value-type="float" office:value="1.01064996380848" calcext:value-type="float">
            <text:p>1,01064996380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2" calcext:value-type="float">
            <text:p>2</text:p>
          </table:table-cell>
          <table:table-cell table:formula="of:=[$resultados.A$5]" office:value-type="float" office:value="419.138177333333" calcext:value-type="float">
            <text:p>419,138177333333</text:p>
          </table:table-cell>
          <table:table-cell table:formula="of:=[$resultados.D12]" office:value-type="float" office:value="346.671583666667" calcext:value-type="float">
            <text:p>346,671583666667</text:p>
          </table:table-cell>
          <table:table-cell table:formula="of:=[.C11]/[.D11]" office:value-type="float" office:value="1.2090352860774" calcext:value-type="float">
            <text:p>1,2090352860774</text:p>
          </table:table-cell>
          <table:table-cell table:formula="of:=[.E11]/[.B11]" office:value-type="float" office:value="0.6045176430387" calcext:value-type="float">
            <text:p>0,6045176430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4" calcext:value-type="float">
            <text:p>4</text:p>
          </table:table-cell>
          <table:table-cell table:formula="of:=[$resultados.A$5]" office:value-type="float" office:value="419.138177333333" calcext:value-type="float">
            <text:p>419,138177333333</text:p>
          </table:table-cell>
          <table:table-cell table:formula="of:=[$resultados.D13]" office:value-type="float" office:value="181.909460666667" calcext:value-type="float">
            <text:p>181,909460666667</text:p>
          </table:table-cell>
          <table:table-cell table:formula="of:=[.C12]/[.D12]" office:value-type="float" office:value="2.30410323793641" calcext:value-type="float">
            <text:p>2,30410323793641</text:p>
          </table:table-cell>
          <table:table-cell table:formula="of:=[.E12]/[.B12]" office:value-type="float" office:value="0.576025809484103" calcext:value-type="float">
            <text:p>0,576025809484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8" calcext:value-type="float">
            <text:p>8</text:p>
          </table:table-cell>
          <table:table-cell table:formula="of:=[$resultados.A$5]" office:value-type="float" office:value="419.138177333333" calcext:value-type="float">
            <text:p>419,138177333333</text:p>
          </table:table-cell>
          <table:table-cell table:formula="of:=[$resultados.D14]" office:value-type="float" office:value="129.770963333333" calcext:value-type="float">
            <text:p>129,770963333333</text:p>
          </table:table-cell>
          <table:table-cell table:formula="of:=[.C13]/[.D13]" office:value-type="float" office:value="3.22983020675221" calcext:value-type="float">
            <text:p>3,22983020675221</text:p>
          </table:table-cell>
          <table:table-cell table:formula="of:=[.E13]/[.B13]" office:value-type="float" office:value="0.403728775844026" calcext:value-type="float">
            <text:p>0,40372877584402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frame draw:z-index="1" draw:style-name="gr1" draw:text-style-name="P1" svg:width="20cm" svg:height="11.25cm" svg:x="1.185cm" svg:y="0.053cm">
              <draw:object draw:notify-on-update-of-ranges="geral.B2:geral.B5 geral.F2:geral.F5 geral.B6:geral.B9 geral.F6:geral.F9 geral.B10:geral.B13 geral.F10:geral.F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result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table:formula="of:=AVERAGE([$amostras.A2:.A4])" office:value-type="float" office:value="5.92485366666667" calcext:value-type="float">
            <text:p>5,92485366666667</text:p>
          </table:table-cell>
          <table:table-cell office:value-type="string" calcext:value-type="string">
            <text:p>500x500</text:p>
          </table:table-cell>
          <table:table-cell/>
          <table:table-cell table:formula="of:=AVERAGE([$amostras.A5:.A7])" office:value-type="float" office:value="5.85878666666667" calcext:value-type="float">
            <text:p>5,85878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17:.A19])" office:value-type="float" office:value="51.7288366666667" calcext:value-type="float">
            <text:p>51,7288366666667</text:p>
          </table:table-cell>
          <table:table-cell office:value-type="string" calcext:value-type="string">
            <text:p>1000x1000</text:p>
          </table:table-cell>
          <table:table-cell/>
          <table:table-cell table:formula="of:=AVERAGE([$amostras.A8:.A10])" office:value-type="float" office:value="2.917244" calcext:value-type="float">
            <text:p>2,917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32:.A34])" office:value-type="float" office:value="419.138177333333" calcext:value-type="float">
            <text:p>419,138177333333</text:p>
          </table:table-cell>
          <table:table-cell office:value-type="string" calcext:value-type="string">
            <text:p>2000x2000</text:p>
          </table:table-cell>
          <table:table-cell/>
          <table:table-cell table:formula="of:=AVERAGE([$amostras.A11:.A13])" office:value-type="float" office:value="1.64591533333333" calcext:value-type="float">
            <text:p>1,645915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14:.A16])" office:value-type="float" office:value="1.68513833333333" calcext:value-type="float">
            <text:p>1,685138333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20:.A22])" office:value-type="float" office:value="50.9019926666667" calcext:value-type="float">
            <text:p>50,901992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3:.A25])" office:value-type="float" office:value="25.416305" calcext:value-type="float">
            <text:p>25,416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6:.A28])" office:value-type="float" office:value="15.084365" calcext:value-type="float">
            <text:p>15,0843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9:.A31])" office:value-type="float" office:value="15.20503" calcext:value-type="float">
            <text:p>15,205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35:.A37])" office:value-type="float" office:value="414.721409333333" calcext:value-type="float">
            <text:p>414,721409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36:.A38])" office:value-type="float" office:value="346.671583666667" calcext:value-type="float">
            <text:p>346,671583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39:.A41])" office:value-type="float" office:value="181.909460666667" calcext:value-type="float">
            <text:p>181,909460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42:.A44])" office:value-type="float" office:value="129.770963333333" calcext:value-type="float">
            <text:p>129,7709633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table table:name="amostr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float" office:value="5.924775" calcext:value-type="float">
            <text:p>5,924775</text:p>
          </table:table-cell>
          <table:table-cell/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6.027801" calcext:value-type="float">
            <text:p>6,027801</text:p>
          </table:table-cell>
          <table:table-cell/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5.821985" calcext:value-type="float">
            <text:p>5,821985</text:p>
          </table:table-cell>
          <table:table-cell/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5.680104" calcext:value-type="float">
            <text:p>5,680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5.917182" calcext:value-type="float">
            <text:p>5,917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5.979074" calcext:value-type="float">
            <text:p>5,979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3.013228" calcext:value-type="float">
            <text:p>3,013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2.883395" calcext:value-type="float">
            <text:p>2,883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2.855109" calcext:value-type="float">
            <text:p>2,855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648173" calcext:value-type="float">
            <text:p>1,648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647779" calcext:value-type="float">
            <text:p>1,647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641794" calcext:value-type="float">
            <text:p>1,641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674378" calcext:value-type="float">
            <text:p>1,6743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669983" calcext:value-type="float">
            <text:p>1,6699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1.711054" calcext:value-type="float">
            <text:p>1,7110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51.849628" calcext:value-type="float">
            <text:p>51,849628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2.611743" calcext:value-type="float">
            <text:p>52,611743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0.725139" calcext:value-type="float">
            <text:p>50,725139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1.535985" calcext:value-type="float">
            <text:p>51,535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0.538392" calcext:value-type="float">
            <text:p>50,538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0.631601" calcext:value-type="float">
            <text:p>50,63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25.546867" calcext:value-type="float">
            <text:p>25,546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25.350406" calcext:value-type="float">
            <text:p>25,350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25.351642" calcext:value-type="float">
            <text:p>25,351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4.648565" calcext:value-type="float">
            <text:p>14,648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5.148471" calcext:value-type="float">
            <text:p>15,148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5.456059" calcext:value-type="float">
            <text:p>15,456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5.249183" calcext:value-type="float">
            <text:p>15,2491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5.166903" calcext:value-type="float">
            <text:p>15,1669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5.199004" calcext:value-type="float">
            <text:p>15,199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23.531351" calcext:value-type="float">
            <text:p>423,531351</text:p>
          </table:table-cell>
          <table:table-cell/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415.644425" calcext:value-type="float">
            <text:p>415,644425</text:p>
          </table:table-cell>
          <table:table-cell/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418.238756" calcext:value-type="float">
            <text:p>418,238756</text:p>
          </table:table-cell>
          <table:table-cell/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414.364585" calcext:value-type="float">
            <text:p>414,364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415.068093" calcext:value-type="float">
            <text:p>415,068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414.73155" calcext:value-type="float">
            <text:p>414,73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10.215108" calcext:value-type="float">
            <text:p>210,215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11.138396" calcext:value-type="float">
            <text:p>211,138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10.507536" calcext:value-type="float">
            <text:p>210,507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24.08245" calcext:value-type="float">
            <text:p>124,08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26.907469" calcext:value-type="float">
            <text:p>126,907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26.504358" calcext:value-type="float">
            <text:p>126,504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5.901063" calcext:value-type="float">
            <text:p>135,9010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6.358437" calcext:value-type="float">
            <text:p>136,3584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6.020239" calcext:value-type="float">
            <text:p>136,0202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9:07:39.073556971</dc:date>
    <meta:editing-duration>PT29M20S</meta:editing-duration>
    <meta:editing-cycles>3</meta:editing-cycles>
    <meta:generator>LibreOffice/7.4.7.2$Linux_X86_64 LibreOffice_project/40$Build-2</meta:generator>
    <meta:document-statistic meta:table-count="3" meta:cell-count="25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scatter" chart:style-name="ch1">
        <chart:title svg:x="6.676cm" svg:y="0.361cm" chart:style-name="ch2">
          <text:p>Aceleração por Matriz e Threads</text:p>
        </chart:title>
        <chart:legend chart:legend-position="end" svg:x="16.99cm" svg:y="4.828cm" style:legend-expansion="high" chart:style-name="ch3"/>
        <chart:plot-area chart:style-name="ch4" table:cell-range-address="geral.E2:geral.E13 geral.B2:geral.B5" chart:data-source-has-labels="both" svg:x="1.411cm" svg:y="1.365cm" svg:width="15.179cm" svg:height="8.68cm">
          <chart:coordinate-region svg:x="2.138cm" svg:y="1.564cm" svg:width="14.358cm" svg:height="7.834cm"/>
          <chart:axis chart:dimension="x" chart:name="primary-x" chart:style-name="ch5" chartooo:axis-type="auto">
            <chart:title svg:x="8.347cm" svg:y="10.27cm" chart:style-name="ch6">
              <text:p>Threads</text:p>
            </chart:title>
            <chart:categories table:cell-range-address="geral.E10:geral.E13"/>
          </chart:axis>
          <chart:axis chart:dimension="y" chart:name="primary-y" chart:style-name="ch7">
            <chart:title svg:x="0.451cm" svg:y="6.582cm" chart:style-name="ch8">
              <text:p>Aceleração</text:p>
            </chart:title>
            <chart:grid chart:style-name="ch9" chart:class="major"/>
          </chart:axis>
          <chart:series chart:style-name="ch10" chart:values-cell-range-address="geral.E2:geral.E5" loext:label-string="500x500" chart:class="chart:scatter">
            <chart:domain table:cell-range-address="geral.B2:geral.B5"/>
            <chart:data-point chart:repeated="4"/>
          </chart:series>
          <chart:series chart:style-name="ch11" chart:values-cell-range-address="geral.E6:geral.E9" loext:label-string="1000x1000" chart:class="chart:scatter">
            <chart:domain table:cell-range-address="geral.B6:geral.B9"/>
            <chart:data-point chart:repeated="4"/>
          </chart:series>
          <chart:series chart:style-name="ch12" chart:values-cell-range-address="geral.E10:geral.E13" loext:label-string="2000x2000" chart:class="chart:scatter">
            <chart:domain table:cell-range-address="geral.B10:geral.B1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500x500</text:p>
              </table:table-cell>
              <table:table-cell office:value-type="string">
                <text:p>Coluna B</text:p>
              </table:table-cell>
              <table:table-cell office:value-type="string">
                <text:p>1000x1000</text:p>
              </table:table-cell>
              <table:table-cell office:value-type="string">
                <text:p>Coluna B</text:p>
              </table:table-cell>
              <table:table-cell office:value-type="string">
                <text:p>2000x2000</text:p>
              </table:table-cell>
            </table:table-row>
          </table:table-header-rows>
          <table:table-rows>
            <table:table-row>
              <table:table-cell office:value-type="float" office:value="1.01064996380848">
                <text:p>1.01064996380848</text:p>
                <draw:g>
                  <svg:desc>geral.E10:geral.E13</svg:desc>
                </draw:g>
              </table:table-cell>
              <table:table-cell office:value-type="float" office:value="1">
                <text:p>1</text:p>
                <draw:g>
                  <svg:desc>geral.B2:geral.B5</svg:desc>
                </draw:g>
              </table:table-cell>
              <table:table-cell office:value-type="float" office:value="1.01127656693422">
                <text:p>1.01127656693422</text:p>
                <draw:g>
                  <svg:desc>geral.E2:geral.E5</svg:desc>
                </draw:g>
              </table:table-cell>
              <table:table-cell office:value-type="float" office:value="1">
                <text:p>1</text:p>
                <draw:g>
                  <svg:desc>geral.B6:geral.B9</svg:desc>
                </draw:g>
              </table:table-cell>
              <table:table-cell office:value-type="float" office:value="1.01624384344665">
                <text:p>1.01624384344665</text:p>
                <draw:g>
                  <svg:desc>geral.E6:geral.E9</svg:desc>
                </draw:g>
              </table:table-cell>
              <table:table-cell office:value-type="float" office:value="1">
                <text:p>1</text:p>
                <draw:g>
                  <svg:desc>geral.B10:geral.B13</svg:desc>
                </draw:g>
              </table:table-cell>
              <table:table-cell office:value-type="float" office:value="1.01064996380848">
                <text:p>1.01064996380848</text:p>
                <draw:g>
                  <svg:desc>geral.E10:geral.E13</svg:desc>
                </draw:g>
              </table:table-cell>
            </table:table-row>
            <table:table-row>
              <table:table-cell office:value-type="float" office:value="1.2090352860774">
                <text:p>1.2090352860774</text:p>
              </table:table-cell>
              <table:table-cell office:value-type="float" office:value="2">
                <text:p>2</text:p>
              </table:table-cell>
              <table:table-cell office:value-type="float" office:value="2.03097638273201">
                <text:p>2.03097638273201</text:p>
              </table:table-cell>
              <table:table-cell office:value-type="float" office:value="2">
                <text:p>2</text:p>
              </table:table-cell>
              <table:table-cell office:value-type="float" office:value="2.03526187880837">
                <text:p>2.03526187880837</text:p>
              </table:table-cell>
              <table:table-cell office:value-type="float" office:value="2">
                <text:p>2</text:p>
              </table:table-cell>
              <table:table-cell office:value-type="float" office:value="1.2090352860774">
                <text:p>1.2090352860774</text:p>
              </table:table-cell>
            </table:table-row>
            <table:table-row>
              <table:table-cell office:value-type="float" office:value="2.30410323793641">
                <text:p>2.30410323793641</text:p>
              </table:table-cell>
              <table:table-cell office:value-type="float" office:value="4">
                <text:p>4</text:p>
              </table:table-cell>
              <table:table-cell office:value-type="float" office:value="3.59973173994774">
                <text:p>3.59973173994774</text:p>
              </table:table-cell>
              <table:table-cell office:value-type="float" office:value="4">
                <text:p>4</text:p>
              </table:table-cell>
              <table:table-cell office:value-type="float" office:value="3.42930157594746">
                <text:p>3.42930157594746</text:p>
              </table:table-cell>
              <table:table-cell office:value-type="float" office:value="4">
                <text:p>4</text:p>
              </table:table-cell>
              <table:table-cell office:value-type="float" office:value="2.30410323793641">
                <text:p>2.30410323793641</text:p>
              </table:table-cell>
            </table:table-row>
            <table:table-row>
              <table:table-cell office:value-type="float" office:value="3.22983020675221">
                <text:p>3.22983020675221</text:p>
              </table:table-cell>
              <table:table-cell office:value-type="float" office:value="8">
                <text:p>8</text:p>
              </table:table-cell>
              <table:table-cell office:value-type="float" office:value="3.51594498176708">
                <text:p>3.51594498176708</text:p>
              </table:table-cell>
              <table:table-cell office:value-type="float" office:value="8">
                <text:p>8</text:p>
              </table:table-cell>
              <table:table-cell office:value-type="float" office:value="3.40208711634681">
                <text:p>3.40208711634681</text:p>
              </table:table-cell>
              <table:table-cell office:value-type="float" office:value="8">
                <text:p>8</text:p>
              </table:table-cell>
              <table:table-cell office:value-type="float" office:value="3.22983020675221">
                <text:p>3.22983020675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scatter" chart:style-name="ch1">
        <chart:title svg:x="6.821cm" svg:y="0.361cm" chart:style-name="ch2">
          <text:p>Eficiência por Matriz e Threads</text:p>
        </chart:title>
        <chart:legend chart:legend-position="end" svg:x="16.99cm" svg:y="4.828cm" style:legend-expansion="high" chart:style-name="ch3"/>
        <chart:plot-area chart:style-name="ch4" table:cell-range-address="geral.B2:geral.B5 geral.F2:geral.F13" chart:data-source-has-labels="row" svg:x="1.411cm" svg:y="1.365cm" svg:width="15.179cm" svg:height="8.68cm">
          <chart:coordinate-region svg:x="2.138cm" svg:y="1.564cm" svg:width="14.358cm" svg:height="7.834cm"/>
          <chart:axis chart:dimension="x" chart:name="primary-x" chart:style-name="ch5">
            <chart:title svg:x="8.347cm" svg:y="10.27cm" chart:style-name="ch6">
              <text:p>Threads</text:p>
            </chart:title>
          </chart:axis>
          <chart:axis chart:dimension="y" chart:name="primary-y" chart:style-name="ch7">
            <chart:title svg:x="0.451cm" svg:y="6.463cm" chart:style-name="ch8">
              <text:p>Eficiência</text:p>
            </chart:title>
            <chart:grid chart:style-name="ch9" chart:class="major"/>
          </chart:axis>
          <chart:series chart:style-name="ch10" chart:values-cell-range-address="geral.F2:geral.F5" loext:label-string="500x500" chart:class="chart:scatter">
            <chart:domain table:cell-range-address="geral.B2:geral.B5"/>
            <chart:data-point chart:repeated="4"/>
          </chart:series>
          <chart:series chart:style-name="ch11" chart:values-cell-range-address="geral.F6:geral.F9" loext:label-string="1000x1000" chart:class="chart:scatter">
            <chart:domain table:cell-range-address="geral.B6:geral.B9"/>
            <chart:data-point chart:repeated="4"/>
          </chart:series>
          <chart:series chart:style-name="ch12" chart:values-cell-range-address="geral.F10:geral.F13" loext:label-string="2000x2000" chart:class="chart:scatter">
            <chart:domain table:cell-range-address="geral.B10:geral.B1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500x500</text:p>
              </table:table-cell>
              <table:table-cell office:value-type="string">
                <text:p>Coluna B</text:p>
              </table:table-cell>
              <table:table-cell office:value-type="string">
                <text:p>1000x1000</text:p>
              </table:table-cell>
              <table:table-cell office:value-type="string">
                <text:p>Coluna B</text:p>
              </table:table-cell>
              <table:table-cell office:value-type="string">
                <text:p>2000x2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ral.B2:geral.B5</svg:desc>
                </draw:g>
              </table:table-cell>
              <table:table-cell office:value-type="float" office:value="1.01127656693422">
                <text:p>1.01127656693422</text:p>
                <draw:g>
                  <svg:desc>geral.F2:geral.F5</svg:desc>
                </draw:g>
              </table:table-cell>
              <table:table-cell office:value-type="float" office:value="1">
                <text:p>1</text:p>
                <draw:g>
                  <svg:desc>geral.B6:geral.B9</svg:desc>
                </draw:g>
              </table:table-cell>
              <table:table-cell office:value-type="float" office:value="1.01624384344665">
                <text:p>1.01624384344665</text:p>
                <draw:g>
                  <svg:desc>geral.F6:geral.F9</svg:desc>
                </draw:g>
              </table:table-cell>
              <table:table-cell office:value-type="float" office:value="1">
                <text:p>1</text:p>
                <draw:g>
                  <svg:desc>geral.B10:geral.B13</svg:desc>
                </draw:g>
              </table:table-cell>
              <table:table-cell office:value-type="float" office:value="1.49923912883915">
                <text:p>1.49923912883915</text:p>
                <draw:g>
                  <svg:desc>geral.F10:geral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548819136601">
                <text:p>1.01548819136601</text:p>
              </table:table-cell>
              <table:table-cell office:value-type="float" office:value="2">
                <text:p>2</text:p>
              </table:table-cell>
              <table:table-cell office:value-type="float" office:value="1.01763093940419">
                <text:p>1.01763093940419</text:p>
              </table:table-cell>
              <table:table-cell office:value-type="float" office:value="2">
                <text:p>2</text:p>
              </table:table-cell>
              <table:table-cell office:value-type="float" office:value="0.995008753823467">
                <text:p>0.995008753823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99932934986935">
                <text:p>0.899932934986935</text:p>
              </table:table-cell>
              <table:table-cell office:value-type="float" office:value="4">
                <text:p>4</text:p>
              </table:table-cell>
              <table:table-cell office:value-type="float" office:value="0.857325393986864">
                <text:p>0.857325393986864</text:p>
              </table:table-cell>
              <table:table-cell office:value-type="float" office:value="4">
                <text:p>4</text:p>
              </table:table-cell>
              <table:table-cell office:value-type="float" office:value="0.832737480149931">
                <text:p>0.832737480149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39493122720884">
                <text:p>0.439493122720884</text:p>
              </table:table-cell>
              <table:table-cell office:value-type="float" office:value="8">
                <text:p>8</text:p>
              </table:table-cell>
              <table:table-cell office:value-type="float" office:value="0.425260889543351">
                <text:p>0.425260889543351</text:p>
              </table:table-cell>
              <table:table-cell office:value-type="float" office:value="8">
                <text:p>8</text:p>
              </table:table-cell>
              <table:table-cell office:value-type="float" office:value="0.384973344219758">
                <text:p>0.384973344219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